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11177a2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 style:list-style-name="L1" style:master-page-name="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6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7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  <style:text-properties fo:font-size="12pt"/>
    </style:style>
    <style:style style:name="P10" style:family="paragraph">
      <loext:graphic-properties draw:fill-color="#dddddd" draw:opacity="50%"/>
    </style:style>
    <style:style style:name="P11" style:family="paragraph" style:parent-style-name="Standard" style:list-style-name="WWNum1" style:master-page-name="">
      <loext:graphic-properties draw:fill="none"/>
      <style:paragraph-properties fo:margin-left="0.80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3" style:family="paragraph" style:parent-style-name="Heading_20_2" style:master-page-name="">
      <style:paragraph-properties fo:margin-left="0.199cm" fo:margin-right="0cm" fo:margin-top="0.349cm" fo:margin-bottom="0cm" style:contextual-spacing="false" fo:line-height="15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4" style:family="paragraph" style:parent-style-name="Standard" style:list-style-name="WWNum1" style:master-page-name="">
      <style:paragraph-properties fo:margin-left="0.801cm" fo:margin-right="0cm" fo:text-indent="-0.6cm" style:auto-text-indent="false" style:page-number="auto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5" style:family="paragraph">
      <loext:graphic-properties draw:fill-color="#d8643a"/>
      <style:paragraph-properties fo:text-align="center" style:writing-mode="lr-tb"/>
    </style:style>
    <style:style style:name="P16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7" style:family="paragraph">
      <style:paragraph-properties fo:text-align="center"/>
    </style:style>
    <style:style style:name="P18" style:family="paragraph">
      <loext:graphic-properties draw:fill-color="#d8d8d8"/>
      <style:paragraph-properties fo:text-align="center" style:writing-mode="lr-tb"/>
    </style:style>
    <style:style style:name="P19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20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21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22" style:family="paragraph" style:parent-style-name="light_20_blue_20_round_20_bullet" style:list-style-name="List_20_1"/>
    <style:style style:name="P23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4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25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6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7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8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9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30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31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32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116cf23"/>
    </style:style>
    <style:style style:name="P33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 style:shadow="none"/>
      <style:text-properties officeooo:paragraph-rsid="00c18ebc"/>
    </style:style>
    <style:style style:name="P34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35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36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116cf23"/>
    </style:style>
    <style:style style:name="P37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8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1175b3e"/>
    </style:style>
    <style:style style:name="P39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 style:shadow="none"/>
      <style:text-properties officeooo:paragraph-rsid="00c18ebc"/>
    </style:style>
    <style:style style:name="P40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41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2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3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44" style:family="paragraph" style:parent-style-name="Heading_20_2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fo:break-before="page" fo:background-color="transparent" style:writing-mode="lr-tb"/>
      <style:text-properties officeooo:paragraph-rsid="010b1e32"/>
    </style:style>
    <style:style style:name="P45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6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7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8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officeooo:rsid="011177a2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1" fo:font-size="11pt" fo:font-weight="normal" officeooo:rsid="010d07bf" style:font-size-asian="11pt" style:font-weight-asian="normal" style:font-size-complex="11pt" style:font-weight-complex="normal"/>
    </style:style>
    <style:style style:name="T8" style:family="text">
      <style:text-properties style:font-name="Calibri1" fo:font-size="11pt" fo:font-weight="normal" officeooo:rsid="011a5362" style:font-size-asian="11pt" style:font-weight-asian="normal" style:font-size-complex="11pt" style:font-weight-complex="normal"/>
    </style:style>
    <style:style style:name="T9" style:family="text">
      <style:text-properties officeooo:rsid="00811482" fo:background-color="transparent" loext:char-shading-value="0"/>
    </style:style>
    <style:style style:name="T10" style:family="text">
      <style:text-properties officeooo:rsid="00ad842e" fo:background-color="transparent" loext:char-shading-value="0"/>
    </style:style>
    <style:style style:name="T11" style:family="text">
      <style:text-properties officeooo:rsid="0088299b" fo:background-color="transparent" loext:char-shading-value="0"/>
    </style:style>
    <style:style style:name="T12" style:family="text">
      <style:text-properties officeooo:rsid="00896972" fo:background-color="transparent" loext:char-shading-value="0"/>
    </style:style>
    <style:style style:name="T13" style:family="text">
      <style:text-properties officeooo:rsid="00400a82"/>
    </style:style>
    <style:style style:name="T14" style:family="text">
      <style:text-properties officeooo:rsid="00f33cc4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officeooo:rsid="00940f58" style:font-name-complex="Calibri2"/>
    </style:style>
    <style:style style:name="T46" style:family="text">
      <style:text-properties style:font-name="Calibri1" style:font-name-complex="Calibri2"/>
    </style:style>
    <style:style style:name="T47" style:family="text">
      <style:text-properties style:font-name="Calibri1" officeooo:rsid="001aa24e" style:font-name-complex="Calibri2"/>
    </style:style>
    <style:style style:name="T48" style:family="text">
      <style:text-properties style:font-name="Calibri1" officeooo:rsid="005310b8" style:font-name-complex="Calibri2"/>
    </style:style>
    <style:style style:name="T49" style:family="text">
      <style:text-properties style:font-name="Calibri1" officeooo:rsid="005bf07b" style:font-name-complex="Calibri2"/>
    </style:style>
    <style:style style:name="T50" style:family="text">
      <style:text-properties style:font-name="Calibri1" officeooo:rsid="007cb206" style:font-name-complex="Calibri2"/>
    </style:style>
    <style:style style:name="T51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2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3" style:family="text">
      <style:text-properties style:font-name="Calibri1" fo:font-weight="bold" officeooo:rsid="007cb206" style:font-weight-asian="bold" style:font-name-complex="Calibri2" style:font-weight-complex="bold"/>
    </style:style>
    <style:style style:name="T54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5" style:family="text">
      <style:text-properties style:font-name="Calibri1" officeooo:rsid="0059ad0b" style:font-name-complex="Calibri2"/>
    </style:style>
    <style:style style:name="T56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9" style:family="text">
      <style:text-properties style:font-name="Calibri1" fo:font-size="11pt" fo:font-style="normal" officeooo:rsid="00940f58" style:font-size-asian="11pt" style:font-style-asian="normal" style:font-name-complex="Calibri2" style:font-size-complex="11pt" style:font-style-complex="normal"/>
    </style:style>
    <style:style style:name="T60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61" style:family="text">
      <style:text-properties fo:font-size="11pt" fo:font-style="normal" style:font-size-asian="11pt" style:font-style-asian="normal" style:font-size-complex="11pt" style:font-style-complex="normal"/>
    </style:style>
    <style:style style:name="T62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3" style:family="text">
      <style:text-properties style:font-name="Calibri1" fo:font-size="11pt" officeooo:rsid="00940f58" style:font-size-asian="11pt" style:font-name-complex="Calibri2" style:font-size-complex="11pt"/>
    </style:style>
    <style:style style:name="T64" style:family="text">
      <style:text-properties style:font-name="Calibri1" fo:font-size="11pt" officeooo:rsid="005bf07b" style:font-size-asian="11pt" style:font-name-complex="Calibri2" style:font-size-complex="11pt"/>
    </style:style>
    <style:style style:name="T65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7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8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9" style:family="text">
      <style:text-properties style:font-name="Calibri1" fo:font-size="11pt" officeooo:rsid="001b7c95" style:font-size-asian="11pt" style:font-name-complex="Calibri2" style:font-size-complex="11pt"/>
    </style:style>
    <style:style style:name="T70" style:family="text">
      <style:text-properties officeooo:rsid="00940f58"/>
    </style:style>
    <style:style style:name="T71" style:family="text">
      <style:text-properties officeooo:rsid="005bf07b"/>
    </style:style>
    <style:style style:name="T72" style:family="text">
      <style:text-properties officeooo:rsid="0081de27"/>
    </style:style>
    <style:style style:name="T73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4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5" style:family="text">
      <style:text-properties fo:font-size="11pt" officeooo:rsid="0096ddb4" style:font-size-asian="11pt" style:font-size-complex="11pt"/>
    </style:style>
    <style:style style:name="T76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7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8" style:family="text">
      <style:text-properties fo:font-size="11pt" style:font-size-asian="11pt" style:font-size-complex="11pt"/>
    </style:style>
    <style:style style:name="T79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0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1" style:family="text">
      <style:text-properties style:font-name="Calibri1" fo:font-size="11pt" officeooo:rsid="00e04078" style:font-size-asian="11pt" style:font-name-complex="Calibri2" style:font-size-complex="11pt"/>
    </style:style>
    <style:style style:name="T82" style:family="text">
      <style:text-properties style:font-name="Calibri1" fo:font-size="11pt" officeooo:rsid="003c2c68" style:font-size-asian="11pt" style:font-name-complex="Calibri2" style:font-size-complex="11pt"/>
    </style:style>
    <style:style style:name="T83" style:family="text">
      <style:text-properties officeooo:rsid="00c53c3a"/>
    </style:style>
    <style:style style:name="T84" style:family="text">
      <style:text-properties officeooo:rsid="00c610d8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Noto Sans Symbols'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353cm" draw:marker-end-width="0.353cm" draw:fill-color="#d8643a" draw:textarea-horizontal-align="justify" draw:textarea-vertical-align="middle" draw:auto-grow-height="false" fo:min-height="0.256cm" fo:min-width="0.256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3465a4"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<text:span text:style-name="T4">Adress <text:tab/></text:span><text:tab/><text:span text:style-name="T4">16 Queen’s Park Court<text:line-break/><text:tab/><text:tab/></text:span>Edinburgh<text:line-break/><text:tab/><text:tab/><text:span text:style-name="T4">EH8 7DY</text:span>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183cm"><text:p/><draw:enhanced-geometry svg:viewBox="0 0 21600 21600" draw:mirror-horizontal="false" draw:mirror-vertical="false" draw:type="rectangle" draw:enhanced-path="M 0 0 L 21600 0 21600 21600 0 21600 0 0 Z N"/></draw:custom-shape>CANDIDATE PROFILE</text:h>
      <text:list text:style-name="L1">
        <text:list-item>
          <text:p text:style-name="P5"><text:span text:style-name="Strong_20_Emphasis"><text:span text:style-name="T5">I am a skilled and creative editor with over 20 years experience of collaborative working in a production environment. I have cut dramas, interview-led corporate case studies, long-form documentaries, short social media clips, animations, audio-only podcasts, and lots more</text:span></text:span></text:p>
        </text:list-item>
        <text:list-item>
          <text:p text:style-name="P6"><text:span text:style-name="Strong_20_Emphasis"><text:span text:style-name="T6">I also have years of experience of directing, producing, camera operating and location sound recording</text:span></text:span></text:p>
        </text:list-item>
        <text:list-item>
          <text:p text:style-name="P7"><text:span text:style-name="Strong_20_Emphasis"><text:span text:style-name="T7">I</text:span></text:span><text:span text:style-name="Strong_20_Emphasis"><text:span text:style-name="T6"> am used to working in a fast-paced environment to challenging deadlines</text:span></text:span></text:p>
        </text:list-item>
        <text:list-item>
          <text:p text:style-name="P7"><text:span text:style-name="Strong_20_Emphasis"><text:span text:style-name="T6">I have vast experience of all aspects of the post-production pipeline: from ingesting and logging footage, to editing, colour correction and sound mastering, and archiving and retrieving projects to and from long-term storage</text:span></text:span></text:p>
        </text:list-item>
        <text:list-item>
          <text:p text:style-name="P7"><text:span text:style-name="Strong_20_Emphasis"><text:span text:style-name="T6">I have strong technical skills, with wide experience of all major video and audio formats. I am comfortable with all operating systems and have experience of batch scripting and automation of tasks, </text:span></text:span><text:span text:style-name="Strong_20_Emphasis"><text:span text:style-name="T8">in both Windows and Unix environments</text:span></text:span></text:p>
        </text:list-item>
        <text:list-item>
          <text:p text:style-name="P7"><text:span text:style-name="Strong_20_Emphasis"><text:span text:style-name="T6">I value working in a supportive and positive environment, and constantly strive to achieve the best results possible in my work. I am a fast learner, have excellent communication skills, and am strongly motivated to continue learning and growing in my career</text:span></text:span></text:p>
        </text:list-item>
      </text:list>
      <text:h text:style-name="P8" text:outline-level="2"><draw:custom-shape text:anchor-type="paragraph" draw:z-index="1" draw:name="Key Skills box" draw:style-name="gr3" draw:text-style-name="P9" svg:width="15.927cm" svg:height="0.842cm" svg:x="0cm" svg:y="0.2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4" draw:text-style-name="P10" svg:width="15.925cm" svg:height="0.84cm" svg:x="0cm" svg:y="3.293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1"><text:span text:style-name="T9">Proven track record in working in demanding environment</text:span><text:span text:style-name="T10">s</text:span></text:p>
        </text:list-item>
        <text:list-item>
          <text:p text:style-name="P12">Proven team player with strong communication skills</text:p>
        </text:list-item>
        <text:list-item>
          <text:p text:style-name="P12"><text:span text:style-name="T9">Strong technical skills </text:span><text:span text:style-name="T11">and ability to adapt to new env</text:span><text:span text:style-name="T12">ironments</text:span><text:span text:style-name="T11">, absorb and learn new skills</text:span></text:p>
        </text:list-item>
        <text:list-item>
          <text:p text:style-name="P12"><text:span text:style-name="T9">Meticulous attention to detail, </text:span><text:span text:style-name="T11">delivering outcomes to the highest standard possible</text:span></text:p>
        </text:list-item>
      </text:list>
      <text:h text:style-name="P13" text:outline-level="2"><text:span text:style-name="T13">T</text:span><text:span text:style-name="T14">ECHNICAL SKILLS</text:span></text:h>
      <text:list text:continue-numbering="true" text:style-name="WWNum1">
        <text:list-item>
          <text:p text:style-name="P14"><draw:custom-shape text:anchor-type="paragraph" draw:z-index="7" draw:name="Premiere Pro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Premiere Pro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Premiere Pro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Premiere Pro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Premiere Pro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Premiere Pro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Premiere Pro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Premiere Pro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Premiere Pro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Premiere Pro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remiere Pro</text:p>
        </text:list-item>
        <text:list-item>
          <text:p text:style-name="P16"><draw:custom-shape text:anchor-type="paragraph" draw:z-index="17" draw:name="Final Cut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inal Cut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inal Cut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inal Cut 4" draw:style-name="gr6" draw:text-style-name="P15" svg:width="0.376cm" svg:height="0.376cm" svg:x="7.161cm" svg:y="0.078cm"><text:p text:style-name="P17"/><text:p text:style-name="P17"/><text:p text:style-name="P17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inal Cut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inal Cut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inal Cut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inal Cut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inal Cut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inal Cut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nal Cut Pro</text:p>
        </text:list-item>
        <text:list-item>
          <text:p text:style-name="P16"><draw:custom-shape text:anchor-type="paragraph" draw:z-index="27" draw:name="After Effects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After Effects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After Effects 3" draw:style-name="gr5" draw:text-style-name="P15" svg:width="0.376cm" svg:height="0.376cm" svg:x="6.63cm" svg:y="0.0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After Effects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After Effects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After Effects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After Effects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After Effects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After Effects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After Effects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ter Effects</text:p>
        </text:list-item>
        <text:list-item>
          <text:p text:style-name="P16"><draw:custom-shape text:anchor-type="paragraph" draw:z-index="37" draw:name="DaVinci Resolv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DaVinci Resolv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DaVinci Resolv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DaVinci Resolv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DaVinci Resolv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DaVinci Resolv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DaVinci Resolv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DaVinci Resolv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DaVinci Resolv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DaVinci Resolv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Vinci Resolve</text:p>
        </text:list-item>
        <text:list-item>
          <text:p text:style-name="P16"><draw:custom-shape text:anchor-type="paragraph" draw:z-index="47" draw:name="Avid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Avid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Avid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Avid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Avid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Avid 6" draw:style-name="gr7" draw:text-style-name="P18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Avid 7" draw:style-name="gr7" draw:text-style-name="P18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Avid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Avid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Avid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id Media Composer</text:p>
        </text:list-item>
        <text:list-item>
          <text:p text:style-name="P16"><draw:custom-shape text:anchor-type="paragraph" draw:z-index="57" draw:name="Audition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Audition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Audition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Audition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Audition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Audition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Audition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Audition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Audition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Audition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Audition</text:p>
        </text:list-item>
        <text:list-item>
          <text:p text:style-name="P16"><draw:custom-shape text:anchor-type="paragraph" draw:z-index="67" draw:name="MS Offi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MS Offi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MS Offi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MS Offi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MS Offi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MS Offi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MS Offi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MS Office 8" draw:style-name="gr8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MS Offi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MS Offi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Microsoft Office</text:p>
        </text:list-item>
        <text:list-item>
          <text:p text:style-name="P16"><draw:custom-shape text:anchor-type="paragraph" draw:z-index="77" draw:name="Google Workspa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Google Workspa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Google Workspa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Google Workspa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Google Workspa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Google Workspa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Google Workspa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Google Workspac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Google Workspa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Google Workspa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Google Workspace</text:p>
        </text:list-item>
      </text:list>
      <text:h text:style-name="P19" text:outline-level="2"><draw:custom-shape text:anchor-type="paragraph" draw:z-index="2" draw:name="Employment History box" draw:style-name="gr9" draw:text-style-name="P10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20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84422088369919" text:continue-numbering="true" text:style-name="WWNum1">
        <text:list-item>
          <text:p text:style-name="P21"><text:span text:style-name="Emphasis"><text:span text:style-name="T21">Permanent full-time role</text:span></text:span></text:p>
        </text:list-item>
      </text:list>
      <text:list xml:id="list2870652739" text:style-name="List_20_1">
        <text:list-item>
          <text:list>
            <text:list-item>
              <text:list>
                <text:list-item>
                  <text:p text:style-name="P22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23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24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25">Dec 2008 - Aug 2014 – Senior Video Editor, Republic Productions Ltd (Edinburgh)</text:p>
      <text:list xml:id="list184420893047119" text:continue-list="list184422088369919" text:style-name="WWNum1">
        <text:list-item>
          <text:p text:style-name="P26"><text:span text:style-name="Emphasis"><text:span text:style-name="T21">Permanent full-time role</text:span></text:span></text:p>
        </text:list-item>
      </text:list>
      <text:list xml:id="list184421588243871" text:continue-list="list2870652739" text:style-name="List_20_1">
        <text:list-item>
          <text:list>
            <text:list-item>
              <text:list>
                <text:list-item>
                  <text:p text:style-name="P27">As the company’s senior editor I was responsible for all technical and aesthetic aspects of video editing</text:p>
                </text:list-item>
                <text:list-item>
                  <text:p text:style-name="P28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28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28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9"><text:span text:style-name="T41">Feb 2002 - Jan 2008</text:span><text:span text:style-name="T42"> – </text:span><text:span text:style-name="T41">Freelance Director / Producer / </text:span><text:span text:style-name="T43">Editor </text:span><text:span text:style-name="T44">(UK wide)</text:span></text:p>
      <text:list xml:id="list184421395499296" text:continue-list="list184420893047119" text:style-name="WWNum1">
        <text:list-item>
          <text:p text:style-name="P30"><text:span text:style-name="Emphasis"><text:span text:style-name="T21">Self-employed</text:span></text:span></text:p>
        </text:list-item>
      </text:list>
      <text:list xml:id="list184422435804900" text:continue-list="list184421588243871" text:style-name="List_20_1">
        <text:list-item>
          <text:list>
            <text:list-item>
              <text:list>
                <text:list-item>
                  <text:p text:style-name="P24"><text:span text:style-name="T45">I was responsible for d</text:span><text:span text:style-name="T46">irecting, </text:span><text:span text:style-name="T47">shooting </text:span><text:span text:style-name="T46">and editing </text:span><text:span text:style-name="T47">a variety of </text:span><text:span text:style-name="T46">projects </text:span><text:span text:style-name="T48">for public and private sector </text:span><text:span text:style-name="T49">clients</text:span></text:p>
                </text:list-item>
                <text:list-item>
                  <text:p text:style-name="P24"><text:span text:style-name="T45">I d</text:span><text:span text:style-name="T50">irected and shot a </text:span><text:a xlink:type="simple" xlink:href="https://youtu.be/InCGES-5KSg?si=RtQ8EHGtt-RBggbH&amp;t=0" text:style-name="Internet_20_link" text:visited-style-name="Visited_20_Internet_20_Link"><text:span text:style-name="T51">40-min </text:span><text:span text:style-name="T52">documentary</text:span></text:a><text:span text:style-name="T50"> on the Scottish band </text:span><text:span text:style-name="T53">Mogwai</text:span><text:span text:style-name="T50">, released along with their album </text:span><text:span text:style-name="T54">Mr</text:span><text:span text:style-name="T53">. Beast</text:span></text:p>
                </text:list-item>
                <text:list-item>
                  <text:p text:style-name="P24"><text:span text:style-name="T48">C</text:span><text:span text:style-name="T55">lients </text:span><text:span text:style-name="T22">included</text:span><text:span text:style-name="T55">: various music industry clients, including XL Recordings, Rock Action, Mogwai</text:span></text:p>
                </text:list-item>
                <text:list-item>
                  <text:p text:style-name="P24"><text:span text:style-name="T22">Communicating</text:span><text:span text:style-name="T46"> with end-user clients of all levels</text:span></text:p>
                </text:list-item>
              </text:list>
            </text:list-item>
          </text:list>
        </text:list-item>
      </text:list>
      <text:p text:style-name="P31"><text:span text:style-name="T41">Oct</text:span><text:span text:style-name="T56"> 200</text:span><text:span text:style-name="T57">3 - Mar</text:span><text:span text:style-name="T56"> 200</text:span><text:span text:style-name="T57">5</text:span><text:span text:style-name="T42"> – </text:span><text:span text:style-name="T57">Retail Shop Assistant, Bargain Books (Glasgow</text:span><text:span text:style-name="T58">)</text:span></text:p>
      <text:list xml:id="list184421877052014" text:continue-list="list184421395499296" text:style-name="WWNum1">
        <text:list-item>
          <text:p text:style-name="P32"><text:span text:style-name="Emphasis"><text:span text:style-name="T21">Permanent part-time role</text:span></text:span></text:p>
        </text:list-item>
      </text:list>
      <text:list xml:id="list184421452565532" text:continue-list="list184422435804900" text:style-name="List_20_1">
        <text:list-item>
          <text:list>
            <text:list-item>
              <text:list>
                <text:list-item>
                  <text:p text:style-name="P33"><text:span text:style-name="Emphasis"><text:span text:style-name="T59">serving</text:span></text:span><text:span text:style-name="Emphasis"><text:span text:style-name="T60"> customers</text:span></text:span></text:p>
                </text:list-item>
                <text:list-item>
                  <text:p text:style-name="P33"><text:span text:style-name="Emphasis"><text:span text:style-name="T61">cashing up</text:span></text:span></text:p>
                </text:list-item>
                <text:list-item>
                  <text:p text:style-name="P33"><text:span text:style-name="Emphasis"><text:span text:style-name="T61">ordering new stock from wholesale supplier</text:span></text:span></text:p>
                </text:list-item>
                <text:list-item>
                  <text:p text:style-name="P33"><text:span text:style-name="Emphasis"><text:span text:style-name="T60">shop </text:span></text:span><text:span text:style-name="Emphasis"><text:span text:style-name="T59">floor</text:span></text:span><text:span text:style-name="Emphasis"><text:span text:style-name="T60"> stock replenishment</text:span></text:span></text:p>
                </text:list-item>
              </text:list>
            </text:list-item>
          </text:list>
        </text:list-item>
      </text:list>
      <text:p text:style-name="P34"><text:span text:style-name="T15">Jan 2000</text:span><text:span text:style-name="T56"> - </text:span><text:span text:style-name="T15">Dec 2001</text:span><text:span text:style-name="T42"> – </text:span><text:span text:style-name="T15">Software Developer, Agilent </text:span><text:span text:style-name="T56">Technologies</text:span><text:span text:style-name="T15"> GmbH </text:span><text:span text:style-name="T20">(</text:span><text:span text:style-name="T62">Stuttgart, Germany</text:span><text:span text:style-name="T20">)</text:span></text:p>
      <text:list xml:id="list184421775311064" text:continue-list="list184421877052014" text:style-name="WWNum1">
        <text:list-item>
          <text:p text:style-name="P35"><text:span text:style-name="Emphasis"><text:span text:style-name="T21">Permanent full-time role</text:span></text:span></text:p>
        </text:list-item>
      </text:list>
      <text:list xml:id="list184422357503258" text:continue-list="list184421452565532" text:style-name="List_20_1">
        <text:list-item>
          <text:list>
            <text:list-item>
              <text:list>
                <text:list-item>
                  <text:p text:style-name="P23"><text:span text:style-name="T63">I </text:span><text:span text:style-name="T28">worked</text:span><text:span text:style-name="T64"> as part of a team developing </text:span><text:span text:style-name="T63">and maintaining</text:span><text:span text:style-name="T64"> </text:span><text:span text:style-name="T1">an in-house, </text:span><text:span text:style-name="T65">Oracle</text:span><text:span text:style-name="T1">-based, </text:span><text:span text:style-name="T66">Unix</text:span><text:span text:style-name="T64">-server hosted </text:span><text:span text:style-name="T1">payroll system</text:span></text:p>
                </text:list-item>
                <text:list-item>
                  <text:p text:style-name="P23"><text:span text:style-name="T63">I wrote </text:span><text:span text:style-name="T67">ASP</text:span><text:span text:style-name="T1">, </text:span><text:span text:style-name="T68">HTML</text:span><text:span text:style-name="T63">,</text:span><text:span text:style-name="T1"> </text:span><text:span text:style-name="T65">JavaScript</text:span><text:span text:style-name="T69"> </text:span><text:span text:style-name="T63">and </text:span><text:span text:style-name="T68">SQL</text:span><text:span text:style-name="T63"> to process user input, applying country-specific business logic as appropriate</text:span></text:p>
                </text:list-item>
                <text:list-item>
                  <text:p text:style-name="P24"><text:span text:style-name="T70">I w</text:span><text:span text:style-name="T71">rote </text:span><text:span text:style-name="T54">Bash</text:span><text:span text:style-name="T72"> </text:span><text:span text:style-name="T71">scripts to automate development and deployment tasks</text:span></text:p>
                </text:list-item>
              </text:list>
            </text:list-item>
          </text:list>
        </text:list-item>
      </text:list>
      <text:p text:style-name="P31"><text:span text:style-name="T73">Oct</text:span><text:span text:style-name="T15"> </text:span><text:span text:style-name="T73">1996</text:span><text:span text:style-name="T57"> - </text:span><text:span text:style-name="T73">Aug</text:span><text:span text:style-name="T15"> </text:span><text:span text:style-name="T73">1998</text:span><text:span text:style-name="T42"> – </text:span><text:span text:style-name="T57">Retail Shop Assistant, Bargain Books (East Kilbride</text:span><text:span text:style-name="T74">)</text:span></text:p>
      <text:list xml:id="list184421340189146" text:continue-list="list184421775311064" text:style-name="WWNum1">
        <text:list-item>
          <text:p text:style-name="P36"><text:span text:style-name="Emphasis"><text:span text:style-name="T21">Permanent part-time role</text:span></text:span></text:p>
        </text:list-item>
      </text:list>
      <text:list xml:id="list184421172545671" text:continue-list="list184422357503258" text:style-name="List_20_1">
        <text:list-item>
          <text:list>
            <text:list-item>
              <text:list>
                <text:list-item>
                  <text:p text:style-name="P33"><text:span text:style-name="T63">serving</text:span><text:span text:style-name="T75"> customers</text:span></text:p>
                </text:list-item>
                <text:list-item>
                  <text:p text:style-name="P33"><text:span text:style-name="T63">cashing</text:span><text:span text:style-name="T75"> up</text:span></text:p>
                </text:list-item>
                <text:list-item>
                  <text:p text:style-name="P33"><text:span text:style-name="T75">ordering </text:span><text:span text:style-name="T63">new</text:span><text:span text:style-name="T75"> stock from wholesale supplier</text:span></text:p>
                </text:list-item>
                <text:list-item>
                  <text:p text:style-name="P33"><text:span text:style-name="T75">shop floor stock </text:span><text:span text:style-name="T63">replenishment</text:span></text:p>
                </text:list-item>
              </text:list>
            </text:list-item>
          </text:list>
        </text:list-item>
      </text:list>
      <text:p text:style-name="P37"><text:span text:style-name="T76">Jul</text:span><text:span text:style-name="T77">y</text:span><text:span text:style-name="T73"> 199</text:span><text:span text:style-name="T76">2</text:span><text:span text:style-name="T73"> - </text:span><text:span text:style-name="T76">May</text:span><text:span text:style-name="T73"> 199</text:span><text:span text:style-name="T76">6</text:span><text:span text:style-name="T73"> – </text:span><text:span text:style-name="T76">Checkout</text:span><text:span text:style-name="T73"> Assistant, </text:span><text:span text:style-name="T76">Somerfield Supermarket</text:span><text:span text:style-name="T73"> (East </text:span><text:span text:style-name="T74">Kilbride</text:span><text:span text:style-name="T73">)</text:span></text:p>
      <text:list text:continue-list="list184421340189146" text:style-name="WWNum1">
        <text:list-item>
          <text:p text:style-name="P38"><text:span text:style-name="Emphasis"><text:span text:style-name="T21">Permanent part-time role</text:span></text:span></text:p>
        </text:list-item>
      </text:list>
      <text:list text:continue-list="list184421172545671" text:style-name="List_20_1">
        <text:list-item>
          <text:list>
            <text:list-item>
              <text:list>
                <text:list-item>
                  <text:p text:style-name="P39"><text:span text:style-name="T78">serving </text:span><text:span text:style-name="T63">customers</text:span></text:p>
                </text:list-item>
                <text:list-item>
                  <text:p text:style-name="P39"><text:span text:style-name="T78">shop </text:span><text:span text:style-name="T78">floor</text:span><text:span text:style-name="T78"> stock replenishment</text:span></text:p>
                </text:list-item>
              </text:list>
            </text:list-item>
          </text:list>
        </text:list-item>
      </text:list>
      <text:h text:style-name="P40" text:outline-level="2"><draw:custom-shape text:anchor-type="paragraph" draw:z-index="0" draw:name="Education and Qualifications box" draw:style-name="gr9" draw:text-style-name="P10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79"> </text:span>AND<text:span text:style-name="T79"> </text:span>QUALIFICATIONS</text:h>
      <text:p text:style-name="P41"><text:span text:style-name="T65">1998 - 1999</text:span><text:span text:style-name="T1"> </text:span><text:span text:style-name="T65">– </text:span><text:span text:style-name="T80">Postgraduate Diploma Information Technology</text:span><text:span text:style-name="T1">, Glasgow Unive</text:span><text:span text:style-name="T81">­</text:span><text:span text:style-name="T1">rsity</text:span></text:p>
      <text:p text:style-name="P42"><text:span text:style-name="T65">1992 - 1996</text:span><text:span text:style-name="T1"> </text:span><text:span text:style-name="T65">– </text:span><text:span text:style-name="T80">MA Philosophy 2:1</text:span><text:span text:style-name="T1">, </text:span><text:span text:style-name="T82">Glasgow University</text:span></text:p>
      <text:p text:style-name="P43"><text:span text:style-name="T65">1986 - 1992</text:span><text:span text:style-name="T1"> </text:span><text:span text:style-name="T65">– </text:span><text:span text:style-name="T1">5 Highers, 1 Certificate of Sixth Year Studies, St Andrews High School</text:span></text:p>
      <text:h text:style-name="P44" text:outline-level="2"><draw:custom-shape text:anchor-type="paragraph" draw:z-index="5" draw:name="Voluntary work box" draw:style-name="gr9" draw:text-style-name="P10" svg:width="15.925cm" svg:height="0.84cm" svg:x="0cm" svg:y="-0.109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45">2004 - 2005 – Volunteer, Glasgow Media Access Centre</text:p>
      <text:p text:style-name="P46">I <text:span text:style-name="T83">volunteered at Glasgow’s GMAC charity, which supports grassroots and amateur filmmakers by providing professional kit hire for much cheaper than standard rates, and provid</text:span><text:span text:style-name="T84">es</text:span><text:span text:style-name="T83"> practical training from industry professionals; standard volunteer positions were for three months, but I was asked to stay for a further three.</text:span></text:p>
      <text:p text:style-name="P47"><text:span text:style-name="T83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8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bfbf00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ght_20_blue_20_round_20_bullet" style:display-name="light blue round bullet" style:family="paragraph" style:parent-style-name="Standard" style:list-style-name="List_20_1" style:list-level="3">
      <loext:graphic-properties draw:fill="gradient" draw:fill-gradient-name="white_20_to_20_really_20_light_20_blue" draw:gradient-step-count="0"/>
      <style:paragraph-properties fo:background-color="#f3f8fe"/>
      <style:text-properties fo:font-size="11pt" style:font-size-asian="11pt" style:font-size-complex="11pt"/>
    </style:style>
    <style:style style:name="dark_20_blue_20_round_20_bullet" style:display-name="dark blue round bullet" style:family="paragraph" style:parent-style-name="Standard" style:list-style-name="WWNum1" style:list-level="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ee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d8643a" loext:opacity="100%" style:font-name="OpenSymbol" fo:font-family="OpenSymbol" style:font-charset="x-symbol" fo:font-size="11pt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lue_20_Bullets" style:display-name="Blue Bullets" style:family="text" style:parent-style-name="Bullet_20_Symbols">
      <style:text-properties fo:color="#3465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969cm" fo:margin-bottom="2.531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3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76</meta:editing-cycles>
    <meta:creation-date>2019-04-22T12:44:00</meta:creation-date>
    <dc:date>2025-10-30T18:43:03.274046700</dc:date>
    <meta:editing-duration>PT22H6M22S</meta:editing-duration>
    <meta:generator>LibreOffice/25.8.1.1$Windows_X86_64 LibreOffice_project/54047653041915e595ad4e45cccea684809c77b5</meta:generator>
    <meta:print-date>2025-10-30T18:43:12.219788700</meta:print-date>
    <meta:printed-by>PDF files</meta:printed-by>
    <dc:description>Peter Smith CV</dc:description>
    <dc:title>Peter Smith CV</dc:title>
    <meta:document-statistic meta:table-count="0" meta:image-count="0" meta:object-count="0" meta:page-count="3" meta:paragraph-count="72" meta:word-count="808" meta:character-count="5173" meta:non-whitespace-character-count="4466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